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199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1.528cm" fo:min-width="4.45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635cm" fo:min-width="7.9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cm" fo:min-width="1.223cm"/>
      <style:paragraph-properties style:writing-mode="lr-tb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1.317cm" fo:min-width="3.233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1.205cm" fo:min-width="3.233cm"/>
      <style:paragraph-properties style:writing-mode="lr-tb"/>
    </style:style>
    <style:style style:name="gr11" style:family="graphic" style:parent-style-name="standard">
      <style:graphic-properties svg:stroke-color="#729fcf" draw:textarea-horizontal-align="justify" draw:textarea-vertical-align="middle" draw:auto-grow-height="false" fo:min-height="1.094cm" fo:min-width="3.233cm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0.803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15.502cm"/>
      <style:paragraph-properties style:writing-mode="lr-tb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4.068cm" fo:min-width="17.28cm"/>
      <style:paragraph-properties style:writing-mode="lr-tb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5.592cm" fo:min-width="17.40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  <style:paragraph-properties fo:text-align="start"/>
      <style:text-properties style:text-underline-style="solid" style:text-underline-width="auto" style:text-und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-color="#dddddd"/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1.778cm" svg:x="11.16cm" svg:y="4.58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53cm" svg:height="1.778cm" svg:x="1.889cm" svg:y="4.584cm">
          <text:p text:style-name="P2">a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842cm" svg:y1="5.346cm" svg:x2="11.287cm" svg:y2="5.346cm">
          <text:p/>
        </draw:line>
        <draw:frame draw:style-name="gr5" draw:text-style-name="P5" draw:layer="layout" svg:width="3.508cm" svg:height="0.988cm" svg:x="7.35cm" svg:y="5.6cm">
          <draw:text-box>
            <text:p>reduction</text:p>
          </draw:text-box>
        </draw:frame>
        <draw:frame draw:style-name="gr5" draw:text-style-name="P5" draw:layer="layout" svg:width="1.92cm" svg:height="0.988cm" svg:x="1.889cm" svg:y="3.413cm">
          <draw:text-box>
            <text:p>type</text:p>
          </draw:text-box>
        </draw:frame>
        <draw:frame draw:style-name="gr6" draw:text-style-name="P5" draw:layer="layout" svg:width="2.032cm" svg:height="0.988cm" svg:x="12.43cm" svg:y="3.441cm">
          <draw:text-box>
            <text:p>type</text:p>
          </draw:text-box>
        </draw:frame>
        <draw:custom-shape draw:style-name="gr7" draw:text-style-name="P2" draw:layer="layout" svg:width="8.495cm" svg:height="5.885cm" svg:x="2.016cm" svg:y="15.689cm">
          <text:p text:style-name="P2"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513cm" svg:height="2.01cm" svg:x="1.916cm" svg:y="14.484cm">
          <draw:text-box>
            <text:p>type</text:p>
          </draw:text-box>
        </draw:frame>
        <draw:custom-shape draw:style-name="gr9" draw:text-style-name="P3" draw:layer="layout" svg:width="3.733cm" svg:height="1.567cm" svg:x="5.141cm" svg:y="17.38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733cm" svg:height="1.455cm" svg:x="5.191cm" svg:y="19.357cm">
          <text:p text:style-name="P2">y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733cm" svg:height="1.344cm" svg:x="2.093cm" svg:y="15.732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1.303cm" svg:height="1.778cm" svg:x="1.508cm" svg:y="1.508cm">
          <text:p text:style-name="P6"><text:span text:style-name="T1">Free Variable Declar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6.002cm" svg:height="1.905cm" svg:x="1.127cm" svg:y="12.43cm">
          <text:p text:style-name="P6"><text:span text:style-name="T1">Structure Member Declar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7.78cm" svg:height="4.318cm" svg:x="1.508cm" svg:y="7.096cm">
          <text:p text:style-name="P8">vartype = typedb:def_type( 0, “integer”)</text:p>
          <text:p text:style-name="P8"/>
          <text:p text:style-name="P9">datatype = typedb:def_type( 0, “a”)</text:p>
          <text:p text:style-name="P9"/>
          <text:p text:style-name="P8">typedb:def_reduction( vartype, datatype, load(“a”))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7.907cm" svg:height="5.842cm" svg:x="1.635cm" svg:y="22.336cm">
          <text:p text:style-name="P8">vartype = typedb:def_type( 0, “integer”)</text:p>
          <text:p text:style-name="P8"/>
          <text:p text:style-name="P9">structype = typedb:def_type( 0, “S”)</text:p>
          <text:p text:style-name="P9"/>
          <text:p text:style-name="P8">mbrtype = typedb:def_type( structype, “x”)</text:p>
          <text:p text:style-name="P8"/>
          <text:p text:style-name="P8"><text:span text:style-name="T2">typedb:def_reduction( vartype, </text:span>mbrtype, load(“S”,”x”)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14:18:40.692664617</meta:creation-date>
    <dc:date>2021-08-07T15:12:23.573068076</dc:date>
    <meta:editing-duration>PT14M13S</meta:editing-duration>
    <meta:editing-cycles>5</meta:editing-cycles>
    <meta:generator>LibreOffice/6.4.7.2$Linux_X86_64 LibreOffice_project/40$Build-2</meta:generator>
    <meta:document-statistic meta:object-count="16"/>
  </office:meta>
</office:document-meta>
</file>